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35pt"/>
    </style:style>
    <style:style style:name="co2" style:family="table-column">
      <style:table-column-properties fo:break-before="auto" style:column-width="92.4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103.1pt"/>
    </style:style>
    <style:style style:name="co6" style:family="table-column">
      <style:table-column-properties fo:break-before="auto" style:column-width="27.81pt"/>
    </style:style>
    <style:style style:name="co7" style:family="table-column">
      <style:table-column-properties fo:break-before="auto" style:column-width="27.35pt"/>
    </style:style>
    <style:style style:name="co8" style:family="table-column">
      <style:table-column-properties fo:break-before="auto" style:column-width="43.26pt"/>
    </style:style>
    <style:style style:name="co9" style:family="table-column">
      <style:table-column-properties fo:break-before="auto" style:column-width="80.39pt"/>
    </style:style>
    <style:style style:name="co10" style:family="table-column">
      <style:table-column-properties fo:break-before="auto" style:column-width="74.15pt"/>
    </style:style>
    <style:style style:name="co11" style:family="table-column">
      <style:table-column-properties fo:break-before="auto" style:column-width="95.36pt"/>
    </style:style>
    <style:style style:name="co12" style:family="table-column">
      <style:table-column-properties fo:break-before="auto" style:column-width="78.49pt"/>
    </style:style>
    <style:style style:name="co13" style:family="table-column">
      <style:table-column-properties fo:break-before="auto" style:column-width="80.9pt"/>
    </style:style>
    <style:style style:name="co15" style:family="table-column">
      <style:table-column-properties fo:break-before="auto" style:column-width="109.36pt"/>
    </style:style>
    <style:style style:name="co16" style:family="table-column">
      <style:table-column-properties fo:break-before="auto" style:column-width="66.39pt"/>
    </style:style>
    <style:style style:name="co17" style:family="table-column">
      <style:table-column-properties fo:break-before="auto" style:column-width="86.71pt"/>
    </style:style>
    <style:style style:name="co19" style:family="table-column">
      <style:table-column-properties fo:break-before="auto" style:column-width="59.19pt"/>
    </style:style>
    <style:style style:name="co20" style:family="table-column">
      <style:table-column-properties fo:break-before="auto" style:column-width="31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ontactinfo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fix_lastname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ress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lephon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ofbirth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ting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</table:table>
      <table:table table:name="reservations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ervation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_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de_menu_pric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_of_gues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ergy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cial_needs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actinfo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</table:table>
      <table:table table:name="table_reservations" table:style-name="ta1">
        <table:table-column table:style-name="co10" table:default-cell-style-name="Default"/>
        <table:table-column table:style-name="co3" table:number-columns-repeated="1023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erva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bl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</table:table>
      <table:table table:name="restaurant_tables" table:style-name="ta1">
        <table:table-column table:style-name="co1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capac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table_callsign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</table:table>
      <table:table table:name="restaurant_Invoices" table:style-name="ta1"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total_pric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ntactinfo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NULL</text:p>
          </table:table-cell>
          <table:table-cell/>
        </table:table-row>
      </table:table>
      <table:table table:name="order_invoices" table:style-name="ta1"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ord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invoic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NULL</text:p>
          </table:table-cell>
          <table:table-cell/>
        </table:table-row>
      </table:table>
      <table:table table:name="restaurant_orders" table:style-name="ta1">
        <table:table-column table:style-name="co17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special_wishes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order_timestamp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plet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tabl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menu_item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NULL</text:p>
          </table:table-cell>
          <table:table-cell/>
        </table:table-row>
      </table:table>
      <table:table table:name="ingredients" table:style-name="ta1">
        <table:table-column table:style-name="co1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allergen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nit_of_measurement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amount_in_stock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</table:table>
      <table:table table:name="all_menus" table:style-name="ta1"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menu_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</table:table>
      <table:table table:name="menu_data" table:style-name="ta1">
        <table:table-column table:style-name="co10" table:default-cell-style-name="Default"/>
        <table:table-column table:style-name="co2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menu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menu_item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NULL</text:p>
          </table:table-cell>
          <table:table-cell/>
        </table:table-row>
      </table:table>
      <table:table table:name="menu_items" table:style-name="ta1">
        <table:table-column table:style-name="co19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</table:table>
      <table:table table:name="menu_item_contents" table:style-name="ta1">
        <table:table-column table:style-name="co10" table:default-cell-style-name="Default"/>
        <table:table-column table:style-name="co2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menu_item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redien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7">00/00/0000</text:date>, <text:time style:data-style-name="N2" text:time-value="15:25:28.570560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4:40:04.456102459</meta:creation-date>
    <dc:date>2019-08-27T15:44:36.281858374</dc:date>
    <meta:editing-duration>PT4H56M47S</meta:editing-duration>
    <meta:editing-cycles>45</meta:editing-cycles>
    <meta:generator>LibreOffice/5.1.6.2$Linux_X86_64 LibreOffice_project/10m0$Build-2</meta:generator>
    <meta:document-statistic meta:table-count="12" meta:cell-count="308" meta:object-count="0"/>
  </office:meta>
</office:document-meta>
</file>